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2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7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9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9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1:31:53.281976944</dc:date>
    <meta:editing-duration>P15DT9H38M2S</meta:editing-duration>
    <meta:editing-cycles>254</meta:editing-cycles>
    <meta:generator>LibreOffice/5.1.6.2$Linux_X86_64 LibreOffice_project/10m0$Build-2</meta:generator>
    <meta:document-statistic meta:table-count="5" meta:cell-count="4550" meta:object-count="0"/>
  </office:meta>
</office:document-meta>
</file>